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10937c" officeooo:paragraph-rsid="0010937c" style:font-weight-asian="bold" style:font-weight-complex="bold"/>
    </style:style>
    <style:style style:name="P2" style:family="paragraph" style:parent-style-name="Standard">
      <style:text-properties fo:font-size="14pt" fo:font-weight="bold" officeooo:rsid="001932e4" officeooo:paragraph-rsid="001932e4" style:font-weight-asian="bold" style:font-weight-complex="bold"/>
    </style:style>
    <style:style style:name="P3" style:family="paragraph" style:parent-style-name="Standard">
      <style:paragraph-properties fo:text-align="start" style:justify-single-word="false"/>
      <style:text-properties fo:font-size="14pt" fo:font-weight="bold" officeooo:rsid="0032c5b7" officeooo:paragraph-rsid="0032c5b7" style:font-weight-asian="bold" style:font-weight-complex="bold"/>
    </style:style>
    <style:style style:name="P4" style:family="paragraph" style:parent-style-name="Standard">
      <style:text-properties fo:font-size="14pt" fo:font-weight="bold" officeooo:rsid="00116e66" officeooo:paragraph-rsid="00116e66" style:font-size-asian="14pt" style:font-weight-asian="bold" style:font-size-complex="14pt" style:font-weight-complex="bold"/>
    </style:style>
    <style:style style:name="P5" style:family="paragraph" style:parent-style-name="Standard">
      <style:text-properties fo:font-size="14pt" fo:font-weight="normal" officeooo:rsid="001932e4" officeooo:paragraph-rsid="001932e4" style:font-weight-asian="normal" style:font-weight-complex="normal"/>
    </style:style>
    <style:style style:name="P6" style:family="paragraph" style:parent-style-name="Standard">
      <style:text-properties fo:font-size="14pt" fo:font-weight="normal" officeooo:rsid="0010937c" officeooo:paragraph-rsid="0010937c" style:font-weight-asian="normal" style:font-weight-complex="normal"/>
    </style:style>
    <style:style style:name="P7" style:family="paragraph" style:parent-style-name="Standard">
      <style:text-properties fo:font-size="14pt" fo:font-weight="normal" officeooo:rsid="00270dd0" officeooo:paragraph-rsid="00270dd0" style:font-weight-asian="normal" style:font-weight-complex="normal"/>
    </style:style>
    <style:style style:name="P8" style:family="paragraph" style:parent-style-name="Standard">
      <style:paragraph-properties fo:text-align="start" style:justify-single-word="false"/>
      <style:text-properties fo:font-size="14pt" fo:font-weight="normal" officeooo:rsid="002f5585" officeooo:paragraph-rsid="002f5585" style:font-weight-asian="normal" style:font-weight-complex="normal"/>
    </style:style>
    <style:style style:name="P9" style:family="paragraph" style:parent-style-name="Standard">
      <style:paragraph-properties fo:text-align="start" style:justify-single-word="false"/>
      <style:text-properties fo:font-size="14pt" fo:font-weight="normal" officeooo:rsid="0032c5b7" officeooo:paragraph-rsid="0032c5b7" style:font-weight-asian="normal" style:font-weight-complex="normal"/>
    </style:style>
    <style:style style:name="P10" style:family="paragraph" style:parent-style-name="Standard">
      <style:text-properties fo:font-size="14pt" fo:font-weight="normal" officeooo:rsid="00270dd0" officeooo:paragraph-rsid="00270dd0" fo:background-color="#ffff00" style:font-weight-asian="normal" style:font-weight-complex="normal"/>
    </style:style>
    <style:style style:name="P11" style:family="paragraph" style:parent-style-name="Standard">
      <style:text-properties fo:font-size="18pt" fo:font-weight="bold" officeooo:rsid="000cdc4d" officeooo:paragraph-rsid="000cdc4d" style:font-weight-asian="bold" style:font-weight-complex="bold"/>
    </style:style>
    <style:style style:name="P12" style:family="paragraph" style:parent-style-name="Standard">
      <style:text-properties fo:font-size="18pt" fo:font-weight="bold" officeooo:rsid="00116e66" officeooo:paragraph-rsid="00116e66" style:font-weight-asian="bold" style:font-weight-complex="bold"/>
    </style:style>
    <style:style style:name="P13" style:family="paragraph" style:parent-style-name="Standard">
      <style:text-properties fo:font-size="18pt" fo:font-weight="bold" officeooo:rsid="0015b724" officeooo:paragraph-rsid="0015b724" style:font-weight-asian="bold" style:font-weight-complex="bold"/>
    </style:style>
    <style:style style:name="P14" style:family="paragraph" style:parent-style-name="Standard">
      <style:text-properties fo:font-size="18pt" fo:font-weight="bold" officeooo:rsid="00270dd0" officeooo:paragraph-rsid="00270dd0" style:font-weight-asian="bold" style:font-weight-complex="bold"/>
    </style:style>
    <style:style style:name="P15" style:family="paragraph" style:parent-style-name="Standard">
      <style:text-properties fo:font-size="18pt" fo:font-weight="bold" officeooo:rsid="002b66c0" officeooo:paragraph-rsid="002b66c0" style:font-weight-asian="bold" style:font-weight-complex="bold"/>
    </style:style>
    <style:style style:name="P16" style:family="paragraph" style:parent-style-name="Standard">
      <style:paragraph-properties fo:text-align="start" style:justify-single-word="false"/>
      <style:text-properties fo:font-size="18pt" fo:font-weight="bold" officeooo:rsid="002f5585" officeooo:paragraph-rsid="002f5585" style:font-weight-asian="bold" style:font-weight-complex="bold"/>
    </style:style>
    <style:style style:name="P17" style:family="paragraph" style:parent-style-name="Standard">
      <style:paragraph-properties fo:text-align="start" style:justify-single-word="false"/>
      <style:text-properties fo:font-size="18pt" fo:font-weight="bold" officeooo:rsid="0032c5b7" officeooo:paragraph-rsid="0032c5b7" style:font-weight-asian="bold" style:font-weight-complex="bold"/>
    </style:style>
    <style:style style:name="P18" style:family="paragraph" style:parent-style-name="Standard">
      <style:text-properties fo:font-size="18pt" fo:font-weight="normal" officeooo:rsid="002b66c0" officeooo:paragraph-rsid="002b66c0" style:font-weight-asian="normal" style:font-weight-complex="normal"/>
    </style:style>
    <style:style style:name="P19" style:family="paragraph" style:parent-style-name="Standard">
      <style:paragraph-properties fo:text-align="start" style:justify-single-word="false"/>
      <style:text-properties fo:font-size="18pt" fo:font-weight="normal" officeooo:rsid="002f5585" officeooo:paragraph-rsid="002f5585" style:font-weight-asian="normal" style:font-weight-complex="normal"/>
    </style:style>
    <style:style style:name="P20" style:family="paragraph" style:parent-style-name="Standard">
      <style:text-properties fo:font-size="18pt" style:text-underline-style="none" fo:font-weight="bold" officeooo:rsid="002b66c0" officeooo:paragraph-rsid="002b66c0" style:font-weight-asian="bold" style:font-weight-complex="bold"/>
    </style:style>
    <style:style style:name="P21" style:family="paragraph" style:parent-style-name="Standard">
      <style:paragraph-properties fo:text-align="start" style:justify-single-word="false"/>
      <style:text-properties fo:font-size="18pt" style:text-underline-style="none" fo:font-weight="bold" officeooo:rsid="0034002c" officeooo:paragraph-rsid="0034002c" style:font-weight-asian="bold" style:font-weight-complex="bold"/>
    </style:style>
    <style:style style:name="P22" style:family="paragraph" style:parent-style-name="Standard">
      <style:paragraph-properties fo:text-align="start" style:justify-single-word="false"/>
      <style:text-properties fo:font-size="18pt" style:text-underline-style="none" fo:font-weight="normal" officeooo:rsid="00385469" officeooo:paragraph-rsid="00385469" style:font-weight-asian="normal" style:font-weight-complex="normal"/>
    </style:style>
    <style:style style:name="P23" style:family="paragraph" style:parent-style-name="Standard">
      <style:paragraph-properties style:line-height-at-least="0.402cm"/>
      <style:text-properties fo:color="#000000" loext:opacity="100%" style:font-name="Times New Roman" fo:font-weight="bold" fo:background-color="transparent" style:font-weight-asian="bold" style:font-weight-complex="bold"/>
    </style:style>
    <style:style style:name="P24" style:family="paragraph" style:parent-style-name="Standard">
      <style:text-properties fo:color="#000000" loext:opacity="100%" style:font-name="Times New Roman" fo:font-size="12.3999996185303pt" fo:font-weight="bold" officeooo:rsid="00116e66" officeooo:paragraph-rsid="00116e66" fo:background-color="transparent" style:font-weight-asian="bold" style:font-weight-complex="bold"/>
    </style:style>
    <style:style style:name="P25" style:family="paragraph" style:parent-style-name="Standard">
      <style:paragraph-properties style:line-height-at-least="0.402cm"/>
      <style:text-properties fo:color="#000000" loext:opacity="100%" style:font-name="Times New Roman" fo:font-size="12.3999996185303pt" fo:font-weight="bold" fo:background-color="transparent" style:font-weight-asian="bold" style:font-weight-complex="bold"/>
    </style:style>
    <style:style style:name="P26" style:family="paragraph" style:parent-style-name="Standard">
      <style:text-properties fo:color="#000000" loext:opacity="100%" style:font-name="Droid Sans Mono" fo:font-size="14pt" fo:font-weight="bold" officeooo:rsid="00116e66" officeooo:paragraph-rsid="001c6454" fo:background-color="transparent" style:font-size-asian="14pt" style:font-weight-asian="bold" style:font-size-complex="14pt" style:font-weight-complex="bold"/>
    </style:style>
    <style:style style:name="P27" style:family="paragraph" style:parent-style-name="Standard">
      <style:text-properties fo:color="#000000" loext:opacity="100%" fo:font-size="14pt" fo:font-weight="bold" officeooo:rsid="00116e66" officeooo:paragraph-rsid="00116e66" fo:background-color="transparent" style:font-weight-asian="bold" style:font-weight-complex="bold"/>
    </style:style>
    <style:style style:name="P28" style:family="paragraph" style:parent-style-name="Standard">
      <style:text-properties fo:color="#000000" loext:opacity="100%" fo:font-size="14pt" fo:font-weight="bold" officeooo:rsid="0021299e" officeooo:paragraph-rsid="0021299e" fo:background-color="transparent" style:font-weight-asian="bold" style:font-weight-complex="bold"/>
    </style:style>
    <style:style style:name="P29" style:family="paragraph" style:parent-style-name="Standard">
      <style:text-properties fo:color="#000000" loext:opacity="100%" fo:font-size="14pt" fo:font-weight="bold" officeooo:rsid="002583bc" officeooo:paragraph-rsid="002583bc" fo:background-color="transparent" style:font-weight-asian="bold" style:font-weight-complex="bold"/>
    </style:style>
    <style:style style:name="P30" style:family="paragraph" style:parent-style-name="Standard">
      <style:text-properties fo:color="#000000" loext:opacity="100%" fo:font-size="14pt" fo:font-weight="bold" officeooo:rsid="0028f97f" officeooo:paragraph-rsid="0028f97f" fo:background-color="transparent" style:font-weight-asian="bold" style:font-weight-complex="bold"/>
    </style:style>
    <style:style style:name="P31" style:family="paragraph" style:parent-style-name="Standard">
      <style:text-properties fo:color="#000000" loext:opacity="100%" fo:font-size="14pt" fo:font-weight="normal" officeooo:rsid="00116e66" officeooo:paragraph-rsid="00116e66" fo:background-color="transparent" style:font-weight-asian="normal" style:font-weight-complex="normal"/>
    </style:style>
    <style:style style:name="P32" style:family="paragraph" style:parent-style-name="Standard">
      <style:text-properties fo:color="#000000" loext:opacity="100%" fo:font-size="14pt" fo:font-weight="normal" officeooo:rsid="001f2012" officeooo:paragraph-rsid="001f2012" fo:background-color="transparent" style:font-weight-asian="normal" style:font-weight-complex="normal"/>
    </style:style>
    <style:style style:name="P33" style:family="paragraph" style:parent-style-name="Standard">
      <style:text-properties fo:color="#000000" loext:opacity="100%" fo:font-size="14pt" fo:font-weight="normal" officeooo:rsid="002583bc" officeooo:paragraph-rsid="002583bc" fo:background-color="transparent" style:font-weight-asian="normal" style:font-weight-complex="normal"/>
    </style:style>
    <style:style style:name="P34" style:family="paragraph" style:parent-style-name="Standard">
      <style:text-properties fo:color="#d4d4d4" loext:opacity="100%" style:font-name="Droid Sans Mono" fo:font-size="8.39999961853027pt" fo:font-weight="bold" officeooo:rsid="001932e4" officeooo:paragraph-rsid="001932e4" fo:background-color="#1e1e1e" style:font-weight-asian="bold" style:font-weight-complex="bold"/>
    </style:style>
    <style:style style:name="P35" style:family="paragraph" style:parent-style-name="Standard">
      <style:paragraph-properties style:line-height-at-least="0.402cm"/>
      <style:text-properties fo:color="#d4d4d4" loext:opacity="100%" style:font-name="Droid Sans Mono" fo:font-size="8.39999961853027pt" fo:font-weight="bold" fo:background-color="#1e1e1e" style:font-weight-asian="bold" style:font-weight-complex="bold"/>
    </style:style>
    <style:style style:name="P36" style:family="paragraph" style:parent-style-name="Standard">
      <style:paragraph-properties style:line-height-at-least="0.402cm"/>
      <style:text-properties fo:color="#d4d4d4" loext:opacity="100%" style:font-name="Droid Sans Mono" fo:font-size="8.39999961853027pt" fo:font-weight="normal" fo:background-color="#1e1e1e"/>
    </style:style>
    <style:style style:name="P37" style:family="paragraph" style:parent-style-name="Standard">
      <style:text-properties fo:color="#d4d4d4" loext:opacity="100%" style:font-name="Droid Sans Mono" fo:font-size="8.39999961853027pt" fo:font-weight="normal" officeooo:rsid="0015b724" officeooo:paragraph-rsid="0015b724" fo:background-color="#1e1e1e" style:font-weight-asian="bold" style:font-weight-complex="bold"/>
    </style:style>
    <style:style style:name="P38" style:family="paragraph" style:parent-style-name="Standard">
      <style:paragraph-properties fo:text-align="start" style:justify-single-word="false"/>
      <style:text-properties fo:color="#d4d4d4" loext:opacity="100%" style:font-name="Droid Sans Mono" fo:font-size="8.39999961853027pt" fo:font-weight="normal" officeooo:rsid="002ffd24" officeooo:paragraph-rsid="002ffd24" fo:background-color="#1e1e1e" style:font-weight-asian="bold" style:font-weight-complex="bold"/>
    </style:style>
    <style:style style:name="P39" style:family="paragraph" style:parent-style-name="Standard">
      <style:text-properties officeooo:paragraph-rsid="00116e66"/>
    </style:style>
    <style:style style:name="P40" style:family="paragraph" style:parent-style-name="Standard">
      <style:text-properties fo:color="#6a9955" loext:opacity="100%" style:font-name="Droid Sans Mono" fo:font-size="8.39999961853027pt" fo:font-weight="normal" officeooo:rsid="001932e4" officeooo:paragraph-rsid="001932e4" fo:background-color="#1e1e1e" style:font-weight-asian="bold" style:font-weight-complex="bold"/>
    </style:style>
    <style:style style:name="P41" style:family="paragraph" style:parent-style-name="Standard">
      <style:text-properties fo:font-size="12pt" fo:font-weight="bold" officeooo:rsid="0015b724" officeooo:paragraph-rsid="0015b724" style:font-weight-asian="bold" style:font-weight-complex="bold"/>
    </style:style>
    <style:style style:name="P42" style:family="paragraph" style:parent-style-name="Standard">
      <style:paragraph-properties fo:text-align="start" style:justify-single-word="false"/>
      <style:text-properties fo:font-size="12pt" fo:font-weight="bold" officeooo:rsid="002ffd24" officeooo:paragraph-rsid="002ffd24" style:font-weight-asian="bold" style:font-weight-complex="bold"/>
    </style:style>
    <style:style style:name="P43" style:family="paragraph" style:parent-style-name="Standard">
      <style:paragraph-properties fo:text-align="start" style:justify-single-word="false"/>
      <style:text-properties fo:font-size="12pt" fo:font-weight="normal" officeooo:rsid="002f5585" officeooo:paragraph-rsid="002f5585" style:font-weight-asian="normal" style:font-weight-complex="normal"/>
    </style:style>
    <style:style style:name="P44" style:family="paragraph" style:parent-style-name="Standard">
      <style:paragraph-properties fo:text-align="start" style:justify-single-word="false"/>
      <style:text-properties officeooo:paragraph-rsid="003f97a7"/>
    </style:style>
    <style:style style:name="P45" style:family="paragraph" style:parent-style-name="Preformatted_20_Text">
      <style:text-properties fo:color="#000000" loext:opacity="100%" fo:font-size="14pt" fo:font-weight="normal" officeooo:rsid="00116e66" officeooo:paragraph-rsid="00116e66" fo:background-color="transparent" style:font-weight-asian="normal" style:font-weight-complex="normal"/>
    </style:style>
    <style:style style:name="P46" style:family="paragraph" style:parent-style-name="Preformatted_20_Text">
      <style:paragraph-properties fo:margin-top="0cm" fo:margin-bottom="0.499cm" style:contextual-spacing="false"/>
    </style:style>
    <style:style style:name="P47" style:family="paragraph" style:parent-style-name="Text_20_body">
      <style:paragraph-properties fo:text-align="start" style:justify-single-word="false"/>
      <style:text-properties fo:font-size="12pt" fo:font-weight="normal" officeooo:rsid="002f5585" officeooo:paragraph-rsid="002f5585" style:font-weight-asian="normal" style:font-weight-complex="normal"/>
    </style:style>
    <style:style style:name="P48" style:family="paragraph" style:parent-style-name="Text_20_body">
      <style:paragraph-properties fo:text-align="start" style:justify-single-word="false"/>
      <style:text-properties fo:font-size="12pt" fo:font-weight="normal" officeooo:rsid="002ffd24" officeooo:paragraph-rsid="002ffd24" style:font-weight-asian="normal" style:font-weight-complex="normal"/>
    </style:style>
    <style:style style:name="P49" style:family="paragraph" style:parent-style-name="Standard">
      <style:paragraph-properties fo:text-align="start" style:justify-single-word="false"/>
      <style:text-properties fo:font-size="12pt" style:text-underline-style="none" fo:font-weight="bold" officeooo:rsid="0034002c" officeooo:paragraph-rsid="0034002c" style:font-weight-asian="bold" style:font-weight-complex="bold"/>
    </style:style>
    <style:style style:name="P50" style:family="paragraph" style:parent-style-name="Standard">
      <style:paragraph-properties fo:text-align="start" style:justify-single-word="false"/>
      <style:text-properties fo:font-size="12pt" style:text-underline-style="none" fo:font-weight="bold" officeooo:rsid="003889b2" officeooo:paragraph-rsid="003c6bce" style:font-weight-asian="bold" style:font-weight-complex="bold"/>
    </style:style>
    <style:style style:name="P51" style:family="paragraph" style:parent-style-name="Standard">
      <style:paragraph-properties fo:text-align="start" style:justify-single-word="false"/>
      <style:text-properties fo:font-size="12pt" style:text-underline-style="none" fo:font-weight="bold" officeooo:rsid="003a382e" officeooo:paragraph-rsid="003a382e" style:font-weight-asian="bold" style:font-weight-complex="bold"/>
    </style:style>
    <style:style style:name="P52" style:family="paragraph" style:parent-style-name="Standard">
      <style:paragraph-properties fo:text-align="start" style:justify-single-word="false"/>
      <style:text-properties fo:font-size="12pt" style:text-underline-style="none" fo:font-weight="normal" officeooo:rsid="00366fae" officeooo:paragraph-rsid="00366fae" style:font-weight-asian="normal"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385469" officeooo:paragraph-rsid="003c6bce" style:font-weight-asian="normal"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385469" officeooo:paragraph-rsid="00385469" style:font-weight-asian="normal" style:font-weight-complex="normal"/>
    </style:style>
    <style:style style:name="P55" style:family="paragraph" style:parent-style-name="Standard">
      <style:paragraph-properties fo:text-align="start" style:justify-single-word="false"/>
      <style:text-properties fo:font-size="18pt" style:text-underline-style="none" fo:font-weight="bold" officeooo:rsid="003e61cc" officeooo:paragraph-rsid="003f97a7" style:font-weight-asian="bold" style:font-weight-complex="bold"/>
    </style:style>
    <style:style style:name="P56" style:family="paragraph" style:parent-style-name="Standard">
      <style:paragraph-properties fo:text-align="start" style:justify-single-word="false"/>
      <style:text-properties fo:font-size="18pt" style:text-underline-style="none" fo:font-weight="bold" officeooo:rsid="0049b50b" officeooo:paragraph-rsid="0049b50b" style:font-weight-asian="bold" style:font-weight-complex="bold"/>
    </style:style>
    <style:style style:name="P57" style:family="paragraph" style:parent-style-name="Standard">
      <style:paragraph-properties fo:text-align="start" style:justify-single-word="false"/>
      <style:text-properties fo:font-size="14pt" style:text-underline-style="none" fo:font-weight="normal" officeooo:rsid="0049b50b" officeooo:paragraph-rsid="0049b50b" style:font-weight-asian="normal" style:font-weight-complex="normal"/>
    </style:style>
    <style:style style:name="P58" style:family="paragraph" style:parent-style-name="Text_20_body" style:list-style-name="L1"/>
    <style:style style:name="P59" style:family="paragraph" style:parent-style-name="Text_20_body" style:list-style-name="L1">
      <style:paragraph-properties fo:margin-top="0cm" fo:margin-bottom="0cm" style:contextual-spacing="false"/>
    </style:style>
    <style:style style:name="T1" style:family="text">
      <style:text-properties officeooo:rsid="000e9c63"/>
    </style:style>
    <style:style style:name="T2" style:family="text">
      <style:text-properties fo:font-weight="normal" style:font-weight-asian="normal" style:font-weight-complex="normal"/>
    </style:style>
    <style:style style:name="T3" style:family="text">
      <style:text-properties fo:font-weight="normal" officeooo:rsid="001c6454" style:font-weight-asian="normal" style:font-weight-complex="normal"/>
    </style:style>
    <style:style style:name="T4" style:family="text">
      <style:text-properties fo:color="#569cd6" loext:opacity="100%"/>
    </style:style>
    <style:style style:name="T5" style:family="text">
      <style:text-properties fo:color="#dcdcaa" loext:opacity="100%"/>
    </style:style>
    <style:style style:name="T6" style:family="text">
      <style:text-properties fo:color="#9cdcfe" loext:opacity="100%"/>
    </style:style>
    <style:style style:name="T7" style:family="text">
      <style:text-properties fo:color="#4fc1ff" loext:opacity="100%"/>
    </style:style>
    <style:style style:name="T8" style:family="text">
      <style:text-properties fo:color="#ce9178" loext:opacity="100%"/>
    </style:style>
    <style:style style:name="T9" style:family="text">
      <style:text-properties officeooo:rsid="001b3cda"/>
    </style:style>
    <style:style style:name="T10" style:family="text">
      <style:text-properties officeooo:rsid="001b5711"/>
    </style:style>
    <style:style style:name="T11" style:family="text">
      <style:text-properties officeooo:rsid="001c6454"/>
    </style:style>
    <style:style style:name="T12" style:family="text">
      <style:text-properties fo:background-color="#ffff00" loext:char-shading-value="0"/>
    </style:style>
    <style:style style:name="T13" style:family="text">
      <style:text-properties fo:font-weight="bold" style:font-weight-asian="bold" style:font-weight-complex="bold"/>
    </style:style>
    <style:style style:name="T14" style:family="text">
      <style:text-properties fo:color="#000000" loext:opacity="100%" fo:font-size="14pt" fo:font-weight="bold" officeooo:rsid="002583bc" fo:background-color="transparent" loext:char-shading-value="0" style:font-weight-asian="bold" style:font-weight-complex="bold"/>
    </style:style>
    <style:style style:name="T15" style:family="text">
      <style:text-properties fo:color="#b5cea8" loext:opacity="100%"/>
    </style:style>
    <style:style style:name="T16" style:family="text">
      <style:text-properties fo:color="#4ec9b0" loext:opacity="100%"/>
    </style:style>
    <style:style style:name="T17" style:family="text">
      <style:text-properties fo:font-size="14pt" fo:font-weight="normal" style:font-weight-asian="normal" style:font-weight-complex="normal"/>
    </style:style>
    <style:style style:name="T18" style:family="text">
      <style:text-properties fo:font-size="12pt"/>
    </style:style>
    <style:style style:name="T19" style:family="text">
      <style:text-properties fo:font-size="12pt" fo:font-weight="bold" style:font-weight-asian="bold" style:font-weight-complex="bold"/>
    </style:style>
    <style:style style:name="T20" style:family="text">
      <style:text-properties fo:font-size="12pt" fo:font-weight="bold" officeooo:rsid="003889b2" style:font-weight-asian="bold" style:font-weight-complex="bold"/>
    </style:style>
    <style:style style:name="T21" style:family="text">
      <style:text-properties fo:font-size="12pt" fo:font-weight="bold" officeooo:rsid="003a382e" style:font-weight-asian="bold" style:font-weight-complex="bold"/>
    </style:style>
    <style:style style:name="T22" style:family="text">
      <style:text-properties fo:font-size="12pt" fo:font-weight="bold" officeooo:rsid="00418b1c" style:font-weight-asian="bold" style:font-weight-complex="bold"/>
    </style:style>
    <style:style style:name="T23" style:family="text">
      <style:text-properties fo:font-size="12pt" fo:font-weight="bold" officeooo:rsid="0043e00f" style:font-weight-asian="bold" style:font-weight-complex="bold"/>
    </style:style>
    <style:style style:name="T24" style:family="text">
      <style:text-properties fo:font-size="12pt" officeooo:rsid="0043e00f"/>
    </style:style>
    <style:style style:name="T25" style:family="text">
      <style:text-properties fo:font-size="18pt" style:text-underline-style="none" fo:font-weight="bold" officeooo:rsid="003e61cc" style:font-weight-asian="bold" style:font-weight-complex="bold"/>
    </style:style>
    <style:style style:name="T26" style:family="text">
      <style:text-properties officeooo:rsid="004b44f7"/>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earning – <text:span text:style-name="T1">Photo Booth</text:span></text:p>
      <text:p text:style-name="P11"/>
      <text:p text:style-name="P1">Objective : is <text:span text:style-name="T2">to receive video feed from web cam &amp; allow to make</text:span></text:p>
      <text:p text:style-name="P6">changes to the video received via filters &amp; show that in realtime as well.</text:p>
      <text:p text:style-name="P6"/>
      <text:p text:style-name="P1">Plan : </text:p>
      <text:p text:style-name="P6"/>
      <text:p text:style-name="P12">How to take video feed &amp; directly display on web page?</text:p>
      <text:p text:style-name="P4"/>
      <text:p text:style-name="P26">navigator.mediaDevices.getUserMedia(<text:span text:style-name="T3">constraint</text:span><text:span text:style-name="T10">) // </text:span><text:span text:style-name="T11">this </text:span></text:p>
      <text:p text:style-name="P26"><text:span text:style-name="T10"><text:tab/><text:tab/><text:tab/>// </text:span><text:span text:style-name="T11">the permission from the user to access</text:span></text:p>
      <text:p text:style-name="P26"><text:span text:style-name="T10"><text:tab/><text:tab/><text:tab/>// </text:span><text:span text:style-name="T11">media devices (e.g. microphone &amp; webcam)</text:span></text:p>
      <text:p text:style-name="P26"><text:span text:style-name="T10"><text:tab/><text:tab/><text:tab/>// </text:span><text:span text:style-name="T11">type of media devices is specified by </text:span></text:p>
      <text:p text:style-name="P26"><text:span text:style-name="T10"><text:tab/><text:tab/><text:tab/><text:tab/>// “</text:span><text:span text:style-name="T11">constraint</text:span><text:span text:style-name="T10">” <text:s/></text:span></text:p>
      <text:p text:style-name="P30">What is promise ?</text:p>
      <text:p text:style-name="P31">It returns a <text:a xlink:type="simple" xlink:href="https://developer.mozilla.org/en-US/docs/Web/JavaScript/Reference/Global_Objects/Promise" text:style-name="Internet_20_link" text:visited-style-name="Visited_20_Internet_20_Link"><text:span text:style-name="Source_20_Text">Promise</text:span></text:a> that resolves to a <text:a xlink:type="simple" xlink:href="https://developer.mozilla.org/en-US/docs/Web/API/MediaStream" text:style-name="Internet_20_link" text:visited-style-name="Visited_20_Internet_20_Link"><text:span text:style-name="Source_20_Text">MediaStream</text:span></text:a> object. If the user denies permission, or matching media is not available, then the promise is rejected with <text:span text:style-name="Source_20_Text">NotAllowedError</text:span> or <text:span text:style-name="Source_20_Text">NotFoundError</text:span> respectively.</text:p>
      <text:p text:style-name="P27"/>
      <text:p text:style-name="P30">Promise <text:span text:style-name="T2">is also an object.</text:span></text:p>
      <text:p text:style-name="P27"/>
      <text:p text:style-name="P45"><text:span text:style-name="Source_20_Text"><text:span text:style-name="T12">navigator.mediaDevices.getUserMedia</text:span></text:span><text:span text:style-name="Source_20_Text">(constraints)</text:span></text:p>
      <text:p text:style-name="Preformatted_20_Text"><text:span text:style-name="Source_20_Text">.then(function(stream) { </text:span></text:p>
      <text:p text:style-name="Preformatted_20_Text"><text:span text:style-name="Source_20_Text"><text:s text:c="2"/>/* use the stream */</text:span></text:p>
      <text:p text:style-name="Preformatted_20_Text"><text:span text:style-name="Source_20_Text">})</text:span></text:p>
      <text:p text:style-name="Preformatted_20_Text"><text:span text:style-name="Source_20_Text">.catch(function(err) {</text:span></text:p>
      <text:p text:style-name="Preformatted_20_Text"><text:span text:style-name="Source_20_Text"><text:s text:c="2"/>/* handle the error */</text:span></text:p>
      <text:p text:style-name="P46"><text:span text:style-name="Source_20_Text">});</text:span></text:p>
      <text:p text:style-name="P32">// above highlighted code will return a <text:span text:style-name="T13">mediastream</text:span> object upon ful fillment of the </text:p>
      <text:p text:style-name="P32">// promise. </text:p>
      <text:p text:style-name="P32"/>
      <text:p text:style-name="P28">What is “mediastream” ?</text:p>
      <text:p text:style-name="P32">The <text:span text:style-name="Strong_20_Emphasis"><text:span text:style-name="Source_20_Text">MediaStream</text:span></text:span> interface represents a stream of media content. A stream consists of several <text:span text:style-name="Strong_20_Emphasis">tracks</text:span> such as video or audio tracks.</text:p>
      <text:p text:style-name="P31">You can obtain a MediaStream object either by using the constructor or by calling <text:a xlink:type="simple" xlink:href="https://developer.mozilla.org/en-US/docs/Web/API/MediaDevices/getUserMedia" text:style-name="Internet_20_link" text:visited-style-name="Visited_20_Internet_20_Link"><text:span text:style-name="Source_20_Text">MediaDevices.getUserMedia()</text:span></text:a>.</text:p>
      <text:p text:style-name="P27"/>
      <text:p text:style-name="P39"><text:a xlink:type="simple" xlink:href="https://developer.mozilla.org/en-US/docs/Web/API/MediaStream" text:style-name="Internet_20_link" text:visited-style-name="Visited_20_Internet_20_Link"><text:span text:style-name="T14">https://developer.mozilla.org/en-US/docs/Web/API/MediaStream</text:span></text:a></text:p>
      <text:p text:style-name="P27"/>
      <text:p text:style-name="P29">What is meant by <text:span text:style-name="T2">“video.srcObject = localMediaStream”?</text:span></text:p>
      <text:p text:style-name="P33">The <text:span text:style-name="Strong_20_Emphasis"><text:span text:style-name="Source_20_Text">srcObject</text:span></text:span> property of the <text:a xlink:type="simple" xlink:href="https://developer.mozilla.org/en-US/docs/Web/API/HTMLMediaElement" text:style-name="Internet_20_link" text:visited-style-name="Visited_20_Internet_20_Link"><text:span text:style-name="Source_20_Text">HTMLMediaElement</text:span></text:a> interface sets or returns the object which serves as the source of the media associated with the <text:a xlink:type="simple" xlink:href="https://developer.mozilla.org/en-US/docs/Web/API/HTMLMediaElement" text:style-name="Internet_20_link" text:visited-style-name="Visited_20_Internet_20_Link"><text:span text:style-name="Source_20_Text">HTMLMediaElement</text:span></text:a>. The object can be a <text:a xlink:type="simple" xlink:href="https://developer.mozilla.org/en-US/docs/Web/API/MediaStream" text:style-name="Internet_20_link" text:visited-style-name="Visited_20_Internet_20_Link"><text:span text:style-name="Source_20_Text">MediaStream</text:span></text:a>, a <text:a xlink:type="simple" xlink:href="https://developer.mozilla.org/en-US/docs/Web/API/MediaSource" text:style-name="Internet_20_link" text:visited-style-name="Visited_20_Internet_20_Link"><text:span text:style-name="Source_20_Text">MediaSource</text:span></text:a>, a <text:a xlink:type="simple" xlink:href="https://developer.mozilla.org/en-US/docs/Web/API/Blob" text:style-name="Internet_20_link" text:visited-style-name="Visited_20_Internet_20_Link"><text:span text:style-name="Source_20_Text">Blob</text:span></text:a>, or a <text:a xlink:type="simple" xlink:href="https://developer.mozilla.org/en-US/docs/Web/API/File" text:style-name="Internet_20_link" text:visited-style-name="Visited_20_Internet_20_Link"><text:span text:style-name="Source_20_Text">File</text:span></text:a> (which inherits from <text:span text:style-name="Source_20_Text">Blob</text:span>). </text:p>
      <text:p text:style-name="P33"><text:soft-page-break/></text:p>
      <text:p text:style-name="P33"/>
      <text:p text:style-name="P24">function getVideo() {</text:p>
      <text:p text:style-name="P25">navigator.mediaDevices.getUserMedia({ video: true, audio: false })</text:p>
      <text:p text:style-name="P25">.then(localMediaStream =&gt; {</text:p>
      <text:p text:style-name="P25">console.log(localMediaStream);</text:p>
      <text:p text:style-name="P25">video.srcObject = localMediaStream;</text:p>
      <text:p text:style-name="P25">video.play();</text:p>
      <text:p text:style-name="P25">})</text:p>
      <text:p text:style-name="P25">.catch(err =&gt; {</text:p>
      <text:p text:style-name="P25">console.error("Oh NO!!", err);</text:p>
      <text:p text:style-name="P25">});</text:p>
      <text:p text:style-name="P23"/>
      <text:p text:style-name="P25">}</text:p>
      <text:p text:style-name="P25">getVideo();</text:p>
      <text:p text:style-name="P14"/>
      <text:p text:style-name="P14">Note : </text:p>
      <text:p text:style-name="P7">Here localMediaStream <text:span text:style-name="T13">represent </text:span>video from the webcam.</text:p>
      <text:p text:style-name="P7"/>
      <text:p text:style-name="P10">Now, we need to take screenshot from the media &amp; display that </text:p>
      <text:p text:style-name="P10">on the canvas.</text:p>
      <text:p text:style-name="P10"/>
      <text:p text:style-name="P10"/>
      <text:p text:style-name="P13">How to map video feed from web cam to canvas?</text:p>
      <text:p text:style-name="P13"/>
      <text:p text:style-name="P5">We can take snap shot of video every small duration &amp; then we add that</text:p>
      <text:p text:style-name="P5">snap shot in the canvas.</text:p>
      <text:p text:style-name="P5"/>
      <text:p text:style-name="P5">// <text:span text:style-name="T9">Code to draw static image on the canvas</text:span></text:p>
      <text:p text:style-name="P34"><text:span text:style-name="T7">image</text:span>.<text:span text:style-name="T5">addEventListener</text:span>(<text:span text:style-name="T8">"load"</text:span>, <text:span text:style-name="T6">e</text:span> <text:span text:style-name="T4">=&gt;</text:span> {</text:p>
      <text:p text:style-name="P35"><text:span text:style-name="T6">ctx</text:span>.<text:span text:style-name="T5">drawImage</text:span>(<text:span text:style-name="T7">image</text:span>);</text:p>
      <text:p text:style-name="P35">})</text:p>
      <text:p text:style-name="P2"/>
      <text:p text:style-name="P5"/>
      <text:p text:style-name="P5"/>
      <text:p text:style-name="P40">// It will return MediaStreamTrack objects</text:p>
      <text:p text:style-name="P36"><text:span text:style-name="T4">var</text:span> <text:span text:style-name="T6">webcam_tracks</text:span> = <text:span text:style-name="T6">localMediaStream</text:span>.<text:span text:style-name="T5">getVideoTracks</text:span>();</text:p>
      <text:p text:style-name="P36"><text:span text:style-name="T4">var</text:span> <text:span text:style-name="T6">video_webcam</text:span> = <text:span text:style-name="T6">webcam_tracks</text:span>[<text:span text:style-name="T15">0</text:span>];</text:p>
      <text:p text:style-name="P2"/>
      <text:p text:style-name="P13"/>
      <text:p text:style-name="P37"><text:span text:style-name="T6">imageCapture</text:span> = <text:span text:style-name="T4">new</text:span> <text:span text:style-name="T16">ImageCapture</text:span>(<text:span text:style-name="T6">video_webcam</text:span>);</text:p>
      <text:p text:style-name="P13"/>
      <text:p text:style-name="P13"/>
      <text:p text:style-name="P13"/>
      <text:p text:style-name="P18">Learning : </text:p>
      <text:p text:style-name="P15"><text:soft-page-break/>video <text:span text:style-name="T2">of web cam began to be mapped onto the screen, when we added an event listener on the video tag</text:span></text:p>
      <text:p text:style-name="P18"/>
      <text:p text:style-name="P20">video.addEventListener(“canplay”, paintToCanvas);</text:p>
      <text:p text:style-name="P13"/>
      <text:p text:style-name="P41"/>
      <text:p text:style-name="P41"/>
      <text:p text:style-name="P16">Learning : </text:p>
      <text:p text:style-name="P19"/>
      <text:p text:style-name="P8">anchor tag attribute =&gt; ‘download’</text:p>
      <text:p text:style-name="P8"/>
      <text:p text:style-name="P47">The <text:span text:style-name="Source_20_Text">download</text:span> attribute specifies that the target (the file specified in the <text:span text:style-name="Source_20_Text">href</text:span> attribute) will be downloaded when a user clicks on the hyperlink.</text:p>
      <text:p text:style-name="Text_20_body">The optional value of the <text:span text:style-name="Source_20_Text">download</text:span> attribute will be the new name of the file after it is downloaded. There are no restrictions on allowed values, and the browser will automatically detect the correct file extension and add it to the file (.img, .pdf, .txt, .html, etc.).</text:p>
      <text:p text:style-name="Text_20_body">If the value is omitted, the original filename is used.</text:p>
      <text:p text:style-name="P43"/>
      <text:p text:style-name="P42">Difference between ‘textContent’ and ‘innerHTML’.</text:p>
      <text:p text:style-name="P48"><text:span text:style-name="Strong_20_Emphasis">Summary</text:span></text:p>
      <text:list xml:id="list2494295139" text:style-name="L1">
        <text:list-item>
          <text:p text:style-name="P59"><text:span text:style-name="Strong_20_Emphasis">innerHTML</text:span> parses content as HTML, so it takes longer. </text:p>
        </text:list-item>
        <text:list-item>
          <text:p text:style-name="P59"><text:span text:style-name="Strong_20_Emphasis">nodeValue</text:span> uses straight text, does not parse HTML, and is faster. </text:p>
        </text:list-item>
        <text:list-item>
          <text:p text:style-name="P59"><text:span text:style-name="Strong_20_Emphasis">textContent</text:span> uses straight text, does not parse HTML, and is faster. </text:p>
        </text:list-item>
        <text:list-item>
          <text:p text:style-name="P58"><text:span text:style-name="Strong_20_Emphasis">innerText</text:span> Takes styles into consideration. It won't get hidden text for instance. </text:p>
        </text:list-item>
      </text:list>
      <text:p text:style-name="P42"/>
      <text:p text:style-name="P42">The insertBefore() method inserts a node as a child, right before an existing child, which you specify.</text:p>
      <text:p text:style-name="P38"><text:span text:style-name="T7">strip</text:span>.<text:span text:style-name="T5">insertBefore</text:span>(<text:span text:style-name="T7">link</text:span>, <text:span text:style-name="T7">strip</text:span>.<text:span text:style-name="T7">firstChild</text:span>);</text:p>
      <text:p text:style-name="P42"/>
      <text:p text:style-name="P42"/>
      <text:p text:style-name="P17">Learning : </text:p>
      <text:p text:style-name="P9">To download image from canvas use : </text:p>
      <text:p text:style-name="P3">canvas.toDataURL(‘image/jpeg’);</text:p>
      <text:p text:style-name="P3"/>
      <text:p text:style-name="P21">Challenge : <text:span text:style-name="T18">task is to manipulate the image by increasing redness i.e., apply</text:span></text:p>
      <text:p text:style-name="P49">filter operations.</text:p>
      <text:p text:style-name="P49"/>
      <text:p text:style-name="P52">First approach is to manipulate the image at canvas &amp; then download the manipulated</text:p>
      <text:p text:style-name="P52">image.</text:p>
      <text:p text:style-name="P52"/>
      <text:p text:style-name="P22"><text:span text:style-name="T18">1. Get data value from canvas : </text:span><text:span text:style-name="T19">ctx.getImageData(0, 0, width, height);</text:span></text:p>
      <text:p text:style-name="P53">2. Manipulate image data value :</text:p>
      <text:p text:style-name="P50">What is format of data ? How image is being stored into it?</text:p>
      <text:p text:style-name="P22"><text:soft-page-break/><text:span text:style-name="T20"><text:tab/></text:span><text:span text:style-name="T21">Image format is : in a single array all pixel are store. For each pixel of image </text:span></text:p>
      <text:p text:style-name="P51">four values are there like, Red value, green value, blue value &amp; transparency value.</text:p>
      <text:p text:style-name="P51"/>
      <text:p text:style-name="P51"/>
      <text:p text:style-name="P51"/>
      <text:p text:style-name="P54">3. Paint manipulated data value on canvas.</text:p>
      <text:p text:style-name="P22"><text:span text:style-name="T18"><text:tab/></text:span><text:span text:style-name="T22">Manipulate the array , after updating display that value in canvas.</text:span><text:span text:style-name="T18"><text:tab/></text:span></text:p>
      <text:p text:style-name="P22"><text:span text:style-name="T18"><text:tab/></text:span><text:span text:style-name="T24">After updating the array value, do : </text:span></text:p>
      <text:p text:style-name="P22"><text:span text:style-name="T24"><text:tab/></text:span><text:span text:style-name="T23">ctx.putImageData(pixel);</text:span></text:p>
      <text:p text:style-name="P54"/>
      <text:p text:style-name="P54"/>
      <text:p text:style-name="P55">Learning : </text:p>
      <text:p text:style-name="P44"><text:span text:style-name="Source_20_Text"><text:span text:style-name="T25"/></text:span></text:p>
      <text:p text:style-name="P44"><text:span text:style-name="Source_20_Text"><text:span text:style-name="T17">/* Select every 3rd list item starting with 2nd */</text:span></text:span></text:p>
      <text:p text:style-name="P46"><text:span text:style-name="Source_20_Text">li:nth-child(3n - 1) { }</text:span></text:p>
      <text:p text:style-name="P56">Next level : </text:p>
      <text:p text:style-name="P57">In this author has explained about the concept of green screen, where <text:s/>a specific range of color value can be removed. <text:span text:style-name="T26">Explore this during revisio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06T21:23:36.664875778</meta:creation-date>
    <meta:generator>LibreOffice/7.0.4.2$Linux_X86_64 LibreOffice_project/1c5f81ee28659974774060c3fe084e73b3bd074b</meta:generator>
    <dc:date>2021-02-11T19:15:07.595852382</dc:date>
    <meta:editing-duration>PT8H35M35S</meta:editing-duration>
    <meta:editing-cycles>50</meta:editing-cycles>
    <meta:document-statistic meta:table-count="0" meta:image-count="0" meta:object-count="0" meta:page-count="4" meta:paragraph-count="92" meta:word-count="705" meta:character-count="4536" meta:non-whitespace-character-count="3880"/>
  </office:meta>
</office:document-meta>
</file>